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99" draw:marker-start-width="0.5cm" draw:marker-end-width="0.5cm" draw:fill="solid" draw:fill-color="#b2b2b2" draw:textarea-horizontal-align="left" draw:textarea-vertical-align="top" draw:auto-grow-height="false" fo:min-height="1.928cm" fo:padding-top="0.15cm" fo:padding-bottom="0.25cm" fo:padding-left="0.3cm" fo:padding-right="0.3cm"/>
    </style:style>
    <style:style style:name="gr2" style:family="graphic" style:parent-style-name="standard">
      <style:graphic-properties svg:stroke-width="0.1cm" svg:stroke-color="#000066" draw:marker-start-width="0.5cm" draw:marker-end-width="0.5cm" draw:fill="solid" draw:fill-color="#b2b2b2" draw:textarea-vertical-align="middle" draw:auto-grow-height="false" fo:min-height="1.928cm" fo:padding-top="0.1cm" fo:padding-bottom="0.2cm" fo:padding-left="0.1cm" fo:padding-right="0.1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4" style:family="graphic" style:parent-style-name="standard">
      <style:graphic-properties svg:stroke-width="0.1cm" svg:stroke-color="#000099" draw:marker-start-width="0.515cm" draw:marker-end-width="0.515cm" draw:fill-color="#cccccc" draw:textarea-horizontal-align="center" draw:textarea-vertical-align="top" draw:auto-grow-height="false" fo:min-height="0.347cm" fo:padding-top="0.1cm" fo:padding-bottom="0.2cm" fo:padding-left="0.1cm" fo:padding-right="0.1cm"/>
    </style:style>
    <style:style style:name="gr5" style:family="graphic" style:parent-style-name="standard">
      <style:graphic-properties svg:stroke-width="0.1cm" svg:stroke-color="#000099" draw:marker-start-width="0.5cm" draw:marker-end-width="0.5cm" draw:fill-color="#ccffff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6" style:family="graphic" style:parent-style-name="standard">
      <style:graphic-properties draw:stroke="solid" draw:stroke-dash="Fine_20_Dashed_20__28_var_29_" svg:stroke-width="0.1cm" svg:stroke-color="#000099" draw:marker-start-width="0.5cm" draw:marker-end-width="0.5cm" draw:fill-color="#dddddd" draw:textarea-horizontal-align="left" draw:textarea-vertical-align="middle" draw:auto-grow-height="false" fo:min-height="0cm" fo:min-width="0cm" fo:padding-top="0.1cm" fo:padding-bottom="0.2cm" fo:padding-left="0.3cm" fo:padding-right="0.3cm" fo:wrap-option="wrap"/>
    </style:style>
    <style:style style:name="gr7" style:family="graphic" style:parent-style-name="objectwithoutfill">
      <style:graphic-properties svg:stroke-width="0.1cm" svg:stroke-color="#000099" draw:marker-start="Arrow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99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0cm" fo:min-width="0cm" fo:padding-top="0.1cm" fo:padding-bottom="0.2cm" fo:padding-left="0.3cm" fo:padding-right="0.3cm" fo:wrap-option="wrap"/>
    </style:style>
    <style:style style:name="gr10" style:family="graphic" style:parent-style-name="objectwithoutfill">
      <style:graphic-properties svg:stroke-width="0.1cm" svg:stroke-color="#990000" draw:marker-start="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="Arrow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6600" draw:marker-start="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006600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99" draw:marker-start-width="0.5cm" draw:marker-end-width="0.5cm" draw:fill-color="#ccffff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6600" draw:marker-start-width="0.5cm" draw:marker-end-width="0.5cm" draw:fill-color="#ccffcc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99" draw:marker-start-width="0.5cm" draw:marker-end-width="0.5cm" draw:fill-color="#eeeee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6600" draw:marker-start-width="0.5cm" draw:marker-end-width="0.5cm" draw:fill-color="#eeeee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solid" draw:stroke-dash="Fine_20_Dashed_20__28_var_29_" svg:stroke-width="0.1cm" svg:stroke-color="#000099" draw:marker-start-width="0.5cm" draw:marker-end-width="0.5cm" draw:fill-color="#ccffff" draw:textarea-horizontal-align="left" draw:textarea-vertical-align="middle" draw:auto-grow-height="false" fo:min-height="0cm" fo:min-width="0cm" fo:padding-top="0.1cm" fo:padding-bottom="0.2cm" fo:padding-left="0.3cm" fo:padding-right="0.3cm" fo:wrap-option="wrap"/>
    </style:style>
    <style:style style:name="gr19" style:family="graphic" style:parent-style-name="standard">
      <style:graphic-properties draw:stroke="solid" draw:stroke-dash="Fine_20_Dashed_20__28_var_29_" svg:stroke-width="0.1cm" svg:stroke-color="#006600" draw:marker-start-width="0.5cm" draw:marker-end-width="0.5cm" draw:fill-color="#ccffcc" draw:textarea-horizontal-align="left" draw:textarea-vertical-align="middle" draw:auto-grow-height="false" fo:min-height="0cm" fo:min-width="0cm" fo:padding-top="0.1cm" fo:padding-bottom="0.2cm" fo:padding-left="0.3cm" fo:padding-right="0.3cm" fo:wrap-option="wrap"/>
    </style:style>
    <style:style style:name="P1" style:family="paragraph">
      <style:paragraph-properties fo:text-align="center"/>
      <style:text-properties fo:color="#000099" fo:font-family="Tahoma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66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color="#000066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color="#000000" fo:font-family="'Courier New'" style:font-family-generic="modern" style:font-pitch="fix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color="#000099" fo:font-family="'Courrier New'" style:font-style-name="Normal" fo:font-size="12pt" style:text-underline-style="solid" style:text-underline-width="auto" style:text-underline-color="font-color" fo:font-weight="bold" style:font-size-asian="12pt" style:font-size-complex="12pt"/>
    </style:style>
    <style:style style:name="P7" style:family="paragraph">
      <style:paragraph-properties fo:text-align="center"/>
      <style:text-properties fo:color="#000099" fo:font-family="'Courier New'" style:font-family-generic="modern" style:font-pitch="fix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000099" fo:font-family="'Courier New'" style:font-family-generic="modern" style:font-pitch="fixed" fo:font-size="8pt" style:text-underline-style="none" fo:font-weight="bold" style:font-size-asian="8pt" style:font-weight-asian="bold" style:font-size-complex="8pt" style:font-weight-complex="bold"/>
    </style:style>
    <style:style style:name="P10" style:family="paragraph">
      <style:paragraph-properties fo:text-align="center"/>
      <style:text-properties fo:color="#000000" fo:font-family="'Courier New'" style:font-family-generic="modern" style:font-pitch="fixe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>
      <style:paragraph-properties fo:text-align="center"/>
      <style:text-properties fo:color="#000000" fo:font-family="'Courier New'" style:font-family-generic="modern" style:font-pitch="fix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>
      <style:paragraph-properties fo:text-align="center"/>
      <style:text-properties fo:color="#000099" fo:font-family="'Courrier New'" fo:font-size="8pt" fo:font-weight="bold" style:font-size-asian="8pt" style:font-weight-asian="bold" style:font-size-complex="8pt" style:font-weight-complex="bold"/>
    </style:style>
    <style:style style:name="P13" style:family="paragraph">
      <style:paragraph-properties fo:text-align="center"/>
      <style:text-properties fo:color="#006600" fo:font-family="'Courrier New'" fo:font-size="8pt" fo:font-weight="bold" style:font-size-asian="8pt" style:font-weight-asian="bold" style:font-size-complex="8pt" style:font-weight-complex="bold"/>
    </style:style>
    <style:style style:name="P14" style:family="paragraph">
      <style:paragraph-properties fo:text-align="start"/>
      <style:text-properties fo:color="#000099" fo:font-family="'Courier New'" style:font-family-generic="modern" style:font-pitch="fixed" fo:font-size="6pt" style:text-underline-style="none" fo:font-weight="bold" style:font-size-asian="6pt" style:font-weight-asian="bold" style:font-size-complex="6pt" style:font-weight-complex="bold"/>
    </style:style>
    <style:style style:name="P15" style:family="paragraph">
      <style:paragraph-properties fo:text-align="start"/>
      <style:text-properties fo:color="#000099" fo:font-family="'Courier New'" style:font-family-generic="modern" style:font-pitch="fixed" fo:font-size="6pt" style:text-underline-style="none" fo:font-weight="bold" style:font-size-asian="8pt" style:font-weight-asian="bold" style:font-size-complex="8pt" style:font-weight-complex="bold"/>
    </style:style>
    <style:style style:name="P16" style:family="paragraph">
      <style:paragraph-properties fo:text-align="start"/>
      <style:text-properties fo:color="#006600" fo:font-family="'Courier New'" style:font-family-generic="modern" style:font-pitch="fixed" fo:font-size="6pt" style:text-underline-style="none" fo:font-weight="bold" style:font-size-asian="8pt" style:font-weight-asian="bold" style:font-size-complex="8pt" style:font-weight-complex="bold"/>
    </style:style>
    <style:style style:name="T1" style:family="text">
      <style:text-properties fo:color="#000099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T2" style:family="text">
      <style:text-properties fo:color="#000099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fo:color="#000000" fo:font-family="'Courrier New'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color="#000099" fo:font-family="'Courrier New'" style:font-style-name="Normal" fo:font-size="12pt" style:text-underline-style="solid" style:text-underline-width="auto" style:text-underline-color="font-color" fo:font-weight="bold" style:font-size-asian="12pt" style:font-size-complex="12pt"/>
    </style:style>
    <style:style style:name="T5" style:family="text">
      <style:text-properties fo:color="#000099" fo:font-family="'Courrier New'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6" style:family="text">
      <style:text-properties fo:color="#000099" fo:font-family="'Courrier New'" fo:font-size="8pt" style:text-underline-style="none" fo:font-weight="bold" style:font-size-asian="8pt" style:font-weight-asian="bold" style:font-size-complex="8pt" style:font-weight-complex="bold"/>
    </style:style>
    <style:style style:name="T7" style:family="text">
      <style:text-properties fo:color="#000000" fo:font-family="'Courrier New'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8" style:family="text">
      <style:text-properties fo:color="#000099" fo:font-family="'Courrier New'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006600" fo:font-family="'Courrier New'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000099" fo:font-family="'Courrier New'" fo:font-size="6pt" style:text-underline-style="none" fo:font-weight="bold" style:font-size-asian="6pt" style:font-weight-asian="bold" style:font-size-complex="6pt" style:font-weight-complex="bold"/>
    </style:style>
    <style:style style:name="T11" style:family="text">
      <style:text-properties fo:color="#000099" fo:font-family="'Courrier New'" fo:font-size="6pt" style:text-underline-style="none" fo:font-weight="bold" style:font-size-asian="8pt" style:font-weight-asian="bold" style:font-size-complex="8pt" style:font-weight-complex="bold"/>
    </style:style>
    <style:style style:name="T12" style:family="text">
      <style:text-properties fo:color="#006600" fo:font-family="'Courrier New'" fo:font-size="6pt" style:text-underline-style="none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4cm" svg:height="18.2cm" svg:x="0.3cm" svg:y="2.5cm">
          <draw:text-box>
            <text:p/>
          </draw:text-box>
        </draw:frame>
        <draw:frame draw:style-name="gr2" draw:text-style-name="P3" draw:layer="layout" svg:width="6.5cm" svg:height="1.9cm" svg:x="0.3cm" svg:y="0.4cm">
          <draw:text-box>
            <text:p text:style-name="P2"><text:span text:style-name="T1">[ 03 – 02 - 1B ]</text:span></text:p>
          </draw:text-box>
        </draw:frame>
        <draw:frame draw:style-name="gr2" draw:text-style-name="P4" draw:layer="layout" svg:width="20.7cm" svg:height="1.9cm" svg:x="7cm" svg:y="0.4cm">
          <draw:text-box>
            <text:p text:style-name="P2"><text:span text:style-name="T2">Découpage technique de l'application : côté serveur</text:span></text:p>
          </draw:text-box>
        </draw:frame>
        <draw:custom-shape draw:style-name="gr3" draw:text-style-name="P5" draw:layer="layout" svg:width="22cm" svg:height="17cm" svg:x="1cm" svg:y="3cm">
          <text:p text:style-name="P2"><text:span text:style-name="T3">Conteneur de Servlets (Tomcat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6" draw:layer="layout" svg:width="20cm" svg:height="14cm" svg:x="2cm" svg:y="5cm">
          <draw:text-box>
            <text:p text:style-name="P2"><text:span text:style-name="T4">Application ''BureauDeRecrutement'' (déployée)</text:span></text:p>
          </draw:text-box>
        </draw:frame>
        <draw:custom-shape draw:style-name="gr5" draw:text-style-name="P7" draw:layer="layout" svg:width="5cm" svg:height="6cm" svg:x="3cm" svg:y="12cm">
          <text:p text:style-name="P2"><text:span text:style-name="T5">DispatcherServlet.java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" draw:layer="layout" svg:width="3cm" svg:height="1cm" svg:x="4cm" svg:y="14cm">
          <text:p text:style-name="P8"><text:span text:style-name="T6">doGet (...) {…}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2" draw:layer="layout" svg:x1="4cm" svg:y1="14.3cm" svg:x2="2.7cm" svg:y2="14.3cm">
          <text:p/>
        </draw:line>
        <draw:line draw:style-name="gr8" draw:text-style-name="P2" draw:layer="layout" svg:x1="2.7cm" svg:y1="16.3cm" svg:x2="2.7cm" svg:y2="7cm">
          <text:p/>
        </draw:line>
        <draw:custom-shape draw:style-name="gr9" draw:text-style-name="P10" draw:layer="layout" svg:width="3cm" svg:height="17cm" svg:x="24cm" svg:y="3cm">
          <text:p text:style-name="P2"><text:span text:style-name="T3">Base de données</text:span></text:p>
          <text:p text:style-name="P2"><text:span text:style-name="T3"/></text:p>
          <text:p text:style-name="P2"><text:span text:style-name="T3">(MySQL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2" draw:layer="layout" svg:x1="24cm" svg:y1="16cm" svg:x2="21cm" svg:y2="16cm">
          <text:p/>
        </draw:line>
        <draw:line draw:style-name="gr11" draw:text-style-name="P2" draw:layer="layout" svg:x1="24cm" svg:y1="15cm" svg:x2="21cm" svg:y2="15cm">
          <text:p/>
        </draw:line>
        <draw:custom-shape draw:style-name="gr3" draw:text-style-name="P11" draw:layer="layout" svg:width="3cm" svg:height="6cm" svg:x="18cm" svg:y="12cm">
          <text:p text:style-name="P2"><text:span text:style-name="T7">Couche</text:span></text:p>
          <text:p text:style-name="P2"><text:span text:style-name="T7">de</text:span></text:p>
          <text:p text:style-name="P2"><text:span text:style-name="T7">persistance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1" draw:layer="layout" svg:width="3.001cm" svg:height="6cm" svg:x="14cm" svg:y="12cm">
          <text:p text:style-name="P2"><text:span text:style-name="T7">Couche</text:span></text:p>
          <text:p text:style-name="P2"><text:span text:style-name="T7">métier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1" draw:layer="layout" svg:width="3.002cm" svg:height="6cm" svg:x="10cm" svg:y="12cm">
          <text:p text:style-name="P2"><text:span text:style-name="T7">Couche</text:span></text:p>
          <text:p text:style-name="P2"><text:span text:style-name="T7">REST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2" draw:layer="layout" svg:x1="18cm" svg:y1="16cm" svg:x2="17cm" svg:y2="16cm">
          <text:p/>
        </draw:line>
        <draw:line draw:style-name="gr11" draw:text-style-name="P2" draw:layer="layout" svg:x1="18cm" svg:y1="15cm" svg:x2="17cm" svg:y2="15cm">
          <text:p/>
        </draw:line>
        <draw:line draw:style-name="gr10" draw:text-style-name="P2" draw:layer="layout" svg:x1="14cm" svg:y1="16cm" svg:x2="13cm" svg:y2="16cm">
          <text:p/>
        </draw:line>
        <draw:line draw:style-name="gr11" draw:text-style-name="P2" draw:layer="layout" svg:x1="14cm" svg:y1="15cm" svg:x2="13cm" svg:y2="15cm">
          <text:p/>
        </draw:line>
        <draw:line draw:style-name="gr10" draw:text-style-name="P2" draw:layer="layout" svg:x1="10cm" svg:y1="14.7cm" svg:x2="7cm" svg:y2="14.7cm">
          <text:p/>
        </draw:line>
        <draw:line draw:style-name="gr11" draw:text-style-name="P2" draw:layer="layout" svg:x1="10cm" svg:y1="14.3cm" svg:x2="7cm" svg:y2="14.3cm">
          <text:p/>
        </draw:line>
        <draw:line draw:style-name="gr12" draw:text-style-name="P2" draw:layer="layout" svg:x1="4cm" svg:y1="14.7cm" svg:x2="2.4cm" svg:y2="14.7cm">
          <text:p/>
        </draw:line>
        <draw:line draw:style-name="gr13" draw:text-style-name="P2" draw:layer="layout" svg:x1="2.4cm" svg:y1="16.7cm" svg:x2="2.4cm" svg:y2="9cm">
          <text:p/>
        </draw:line>
        <draw:ellipse draw:style-name="gr14" draw:text-style-name="P12" draw:layer="layout" svg:width="1.8cm" svg:height="1.4cm" svg:x="3cm" svg:y="6.4cm">
          <text:p text:style-name="P2"><text:span text:style-name="T8">Requête </text:span></text:p>
          <text:p text:style-name="P2"><text:span text:style-name="T8">REST</text:span></text:p>
        </draw:ellipse>
        <draw:ellipse draw:style-name="gr15" draw:text-style-name="P13" draw:layer="layout" svg:width="1.8cm" svg:height="1.4cm" svg:x="3cm" svg:y="8.4cm">
          <text:p text:style-name="P2"><text:span text:style-name="T9">Reponse </text:span></text:p>
          <text:p text:style-name="P2"><text:span text:style-name="T9">JSON</text:span></text:p>
        </draw:ellipse>
        <draw:ellipse draw:style-name="gr16" draw:text-style-name="P12" draw:layer="layout" svg:width="16.4cm" svg:height="1.4cm" svg:x="5.1cm" svg:y="6.4cm">
          <text:p/>
        </draw:ellipse>
        <draw:ellipse draw:style-name="gr17" draw:text-style-name="P13" draw:layer="layout" svg:width="16.4cm" svg:height="1.4cm" svg:x="5.1cm" svg:y="8.4cm">
          <text:p/>
        </draw:ellipse>
        <draw:line draw:style-name="gr7" draw:text-style-name="P2" draw:layer="layout" svg:x1="2.7cm" svg:y1="7cm" svg:x2="1.4cm" svg:y2="7cm">
          <text:p/>
        </draw:line>
        <draw:line draw:style-name="gr12" draw:text-style-name="P2" draw:layer="layout" svg:x1="2.425cm" svg:y1="9.025cm" svg:x2="1.4cm" svg:y2="9cm">
          <text:p/>
        </draw:line>
        <draw:custom-shape draw:style-name="gr6" draw:text-style-name="P9" draw:layer="layout" svg:width="3cm" svg:height="1cm" svg:x="4.001cm" svg:y="16.001cm">
          <text:p text:style-name="P8"><text:span text:style-name="T6">doPost (...) {...}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2" draw:layer="layout" svg:x1="4cm" svg:y1="16.325cm" svg:x2="2.7cm" svg:y2="16.325cm">
          <text:p/>
        </draw:line>
        <draw:line draw:style-name="gr12" draw:text-style-name="P2" draw:layer="layout" svg:x1="4cm" svg:y1="16.7cm" svg:x2="2.4cm" svg:y2="16.7cm">
          <text:p/>
        </draw:line>
        <draw:line draw:style-name="gr10" draw:text-style-name="P2" draw:layer="layout" svg:x1="10cm" svg:y1="16.725cm" svg:x2="7cm" svg:y2="16.725cm">
          <text:p/>
        </draw:line>
        <draw:line draw:style-name="gr11" draw:text-style-name="P2" draw:layer="layout" svg:x1="10cm" svg:y1="16.325cm" svg:x2="7cm" svg:y2="16.325cm">
          <text:p/>
        </draw:line>
        <draw:custom-shape draw:style-name="gr18" draw:text-style-name="P14" draw:layer="layout" svg:width="1.299cm" svg:height="0.6cm" svg:x="7.901cm" svg:y="6.801cm">
          <text:p text:style-name="P8"><text:span text:style-name="T10">HTTP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4" draw:layer="layout" svg:width="2.098cm" svg:height="0.6cm" svg:x="10.402cm" svg:y="6.802cm">
          <text:p text:style-name="P8"><text:span text:style-name="T10">[Adresse IP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5" draw:layer="layout" svg:width="1.3cm" svg:height="0.6cm" svg:x="13.4cm" svg:y="6.803cm">
          <text:p text:style-name="P8"><text:span text:style-name="T11">[Port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5" draw:layer="layout" svg:width="0.497cm" svg:height="0.6cm" svg:x="14.903cm" svg:y="6.804cm">
          <text:p text:style-name="P8"><text:span text:style-name="T11">/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5" draw:layer="layout" svg:width="0.5cm" svg:height="0.6cm" svg:x="17.703cm" svg:y="6.805cm">
          <text:p text:style-name="P8"><text:span text:style-name="T11">/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16" draw:layer="layout" svg:width="0.498cm" svg:height="0.6cm" svg:x="7.702cm" svg:y="8.802cm">
          <text:p text:style-name="P8"><text:span text:style-name="T12">{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16" draw:layer="layout" svg:width="1.397cm" svg:height="0.6cm" svg:x="8.403cm" svg:y="8.803cm">
          <text:p text:style-name="P8"><text:span text:style-name="T12">''nom''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16" draw:layer="layout" svg:width="0.497cm" svg:height="0.597cm" svg:x="10.003cm" svg:y="8.803cm">
          <text:p text:style-name="P8"><text:span text:style-name="T12">: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16" draw:layer="layout" svg:width="2.096cm" svg:height="0.6cm" svg:x="10.704cm" svg:y="8.804cm">
          <text:p text:style-name="P8"><text:span text:style-name="T12">''Taba Taba''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16" draw:layer="layout" svg:width="0.496cm" svg:height="0.597cm" svg:x="13.004cm" svg:y="8.804cm">
          <text:p text:style-name="P8"><text:span text:style-name="T12">,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16" draw:layer="layout" svg:width="1.695cm" svg:height="0.6cm" svg:x="16.405cm" svg:y="8.805cm">
          <text:p text:style-name="P8"><text:span text:style-name="T12">''Franck''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16" draw:layer="layout" svg:width="0.497cm" svg:height="0.6cm" svg:x="18.303cm" svg:y="8.803cm">
          <text:p text:style-name="P8"><text:span text:style-name="T12">}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16" draw:layer="layout" svg:width="1.796cm" svg:height="0.597cm" svg:x="13.704cm" svg:y="8.805cm">
          <text:p text:style-name="P8"><text:span text:style-name="T12">''prenom''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16" draw:layer="layout" svg:width="0.495cm" svg:height="0.597cm" svg:x="15.705cm" svg:y="8.806cm">
          <text:p text:style-name="P8"><text:span text:style-name="T12">: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4" draw:layer="layout" svg:width="0.797cm" svg:height="0.6cm" svg:x="9.403cm" svg:y="6.803cm">
          <text:p text:style-name="P8"><text:span text:style-name="T10">://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5" draw:layer="layout" svg:width="0.497cm" svg:height="0.6cm" svg:x="12.703cm" svg:y="6.804cm">
          <text:p text:style-name="P8"><text:span text:style-name="T11">/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5" draw:layer="layout" svg:width="1.896cm" svg:height="0.6cm" svg:x="15.604cm" svg:y="6.805cm">
          <text:p text:style-name="P8"><text:span text:style-name="T11">[Contexte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5" draw:layer="layout" svg:width="1.697cm" svg:height="0.6cm" svg:x="18.403cm" svg:y="6.806cm">
          <text:p text:style-name="P8"><text:span text:style-name="T11">[Service]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4" draw:layer="layout" svg:width="1.1cm" svg:height="0.6cm" svg:x="6.601cm" svg:y="6.802cm">
          <text:p text:style-name="P8"><text:span text:style-name="T10">GET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gr1" style:family="graphic" style:parent-style-name="standard">
      <style:graphic-properties draw:stroke="none" draw:fill="none" draw:fill-color="#ffffff" fo:min-height="3.256cm"/>
    </style:style>
    <style:style style:name="Mgr2" style:family="graphic" style:parent-style-name="standard">
      <style:graphic-properties draw:stroke="none" draw:fill="none" draw:fill-color="#ffffff" fo:min-height="13.609cm"/>
    </style:style>
    <style:style style:name="Mgr3" style:family="graphic" style:parent-style-name="standard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layer="backgroundobjects" svg:width="25.199cm" svg:height="3.506cm" svg:x="1.4cm" svg:y="0.837cm">
        <draw:text-box>
          <text:p/>
        </draw:text-box>
      </draw:frame>
      <draw:frame draw:style-name="Mgr2" draw:layer="backgroundobjects" svg:width="25.199cm" svg:height="13.859cm" svg:x="1.4cm" svg:y="4.914cm">
        <draw:text-box>
          <text:p/>
        </draw:text-box>
      </draw:frame>
      <draw:frame draw:style-name="Mgr3" draw:text-style-name="MP1" draw:layer="backgroundobjects" svg:width="6.523cm" svg:height="1.448cm" svg:x="1.4cm" svg:y="19.131cm">
        <draw:text-box>
          <text:p><text:span text:style-name="MT1"><presentation:date-time/></text:span></text:p>
        </draw:text-box>
      </draw:frame>
      <draw:frame draw:style-name="Mgr3" draw:text-style-name="MP3" draw:layer="backgroundobjects" svg:width="8.875cm" svg:height="1.448cm" svg:x="9.576cm" svg:y="19.131cm">
        <draw:text-box>
          <text:p text:style-name="MP2"><text:span text:style-name="MT1"><presentation:footer/></text:span></text:p>
        </draw:text-box>
      </draw:frame>
      <draw:frame draw:style-name="Mgr3" draw:text-style-name="MP5" draw:layer="backgroundobjects" svg:width="6.523cm" svg:height="1.448cm" svg:x="20.076cm" svg:y="19.131cm">
        <draw:text-box>
          <text:p text:style-name="MP4"><text:span text:style-name="MT1"><text:page-number>1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21T11:36:09.66</meta:creation-date>
    <meta:editing-duration>P2DT21H7M19S</meta:editing-duration>
    <meta:editing-cycles>3696</meta:editing-cycles>
    <meta:generator>OpenOffice/4.1.0$Win32 OpenOffice.org_project/410m18$Build-9764</meta:generator>
    <dc:date>2017-06-25T23:25:38.46</dc:date>
    <meta:document-statistic meta:object-count="58"/>
  </office:meta>
</office:document-meta>
</file>